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automatic-styles>
    <style:style style:name="P1" style:family="paragraph" style:parent-style-name="Standard">
      <style:text-properties officeooo:rsid="0018fe1d" officeooo:paragraph-rsid="0019f57d"/>
    </style:style>
    <style:style style:name="P2" style:family="paragraph" style:parent-style-name="Standard">
      <style:text-properties officeooo:rsid="0018fe1d" officeooo:paragraph-rsid="001fd7e6"/>
    </style:style>
    <style:style style:name="P3" style:family="paragraph" style:parent-style-name="Standard">
      <style:text-properties officeooo:rsid="001ad701" officeooo:paragraph-rsid="0019f57d"/>
    </style:style>
    <style:style style:name="P4" style:family="paragraph" style:parent-style-name="Standard">
      <style:text-properties fo:color="#c9211e" loext:opacity="100%" officeooo:rsid="0018fe1d" officeooo:paragraph-rsid="0019f57d"/>
    </style:style>
    <style:style style:name="P5" style:family="paragraph" style:parent-style-name="Standard">
      <style:text-properties fo:color="#c9211e" loext:opacity="100%" officeooo:rsid="0018fe1d" officeooo:paragraph-rsid="001b875f"/>
    </style:style>
    <style:style style:name="P6" style:family="paragraph" style:parent-style-name="Standard">
      <style:text-properties officeooo:rsid="0018fe1d" officeooo:paragraph-rsid="0019f57d"/>
    </style:style>
    <style:style style:name="P7" style:family="paragraph" style:parent-style-name="Standard">
      <style:text-properties officeooo:rsid="0018fe1d" officeooo:paragraph-rsid="0028c636"/>
    </style:style>
    <style:style style:name="P8" style:family="paragraph" style:parent-style-name="Standard">
      <style:text-properties officeooo:rsid="002789b3" officeooo:paragraph-rsid="002789b3"/>
    </style:style>
    <style:style style:name="P9" style:family="paragraph" style:parent-style-name="Standard">
      <style:text-properties fo:color="#c9211e" loext:opacity="100%" officeooo:rsid="0018fe1d" officeooo:paragraph-rsid="0019f57d"/>
    </style:style>
    <style:style style:name="P10" style:family="paragraph" style:parent-style-name="Standard">
      <style:text-properties fo:color="#c9211e" loext:opacity="100%" officeooo:rsid="002789b3" officeooo:paragraph-rsid="002789b3"/>
    </style:style>
    <style:style style:name="P11" style:family="paragraph" style:parent-style-name="Standard">
      <style:text-properties officeooo:paragraph-rsid="002c3447"/>
    </style:style>
    <style:style style:name="T1" style:family="text">
      <style:text-properties fo:color="#a7ec21" loext:opacity="100%" style:font-name="ＭＳ ゴシック" fo:font-size="9pt" fo:background-color="#373737" loext:char-shading-value="0" style:font-size-asian="9pt"/>
    </style:style>
    <style:style style:name="T2" style:family="text">
      <style:text-properties fo:color="#000000" loext:opacity="100%"/>
    </style:style>
    <style:style style:name="T3" style:family="text">
      <style:text-properties fo:color="#000000" loext:opacity="100%" officeooo:rsid="0027e6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チームとしての目標</text:p>
      <text:p text:style-name="P3">最低限の機能をいれる！</text:p>
      <text:p text:style-name="P3"/>
      <text:p text:style-name="P4">2. 各個人の目標</text:p>
      <text:p text:style-name="P1">分からないことをできるだけ無くし、意見を出せるようにする！</text:p>
      <text:p text:style-name="P1"/>
      <text:p text:style-name="P4">3. 作成物概要（ユースケース図や画面遷移図などを見せながら解説）</text:p>
      <text:p text:style-name="P1">//</text:p>
      <text:p text:style-name="P1"/>
      <text:p text:style-name="P4">4. 工夫した点</text:p>
      <text:p text:style-name="P10"><text:span text:style-name="T2">トップページなどの</text:span><text:span text:style-name="T3">jsp</text:span><text:span text:style-name="T2">でplaceholderの機能を使って、入力しない欄に“～を入力してください”と表示させたこと。</text:span></text:p>
      <text:p text:style-name="P1"><text:span text:style-name="T1"/></text:p>
      <text:p text:style-name="P8"/>
      <text:p text:style-name="P4">5. デモ</text:p>
      <text:p text:style-name="P4">//発表の時にするやつ</text:p>
      <text:p text:style-name="P1"/>
      <text:p text:style-name="P5">6. 苦労した点</text:p>
      <text:p text:style-name="P2">//コードに苦労しました。エラー探しの中でも赤い線が引いていないエラーを探すのが一番苦労しました。唯一未経者</text:p>
      <text:p text:style-name="P1">コーディングが始まった際に、どこからコードを書いていけばいいか分からずと苦労しました。</text:p>
      <text:p text:style-name="P1"/>
      <text:p text:style-name="P4">7.今後の課題</text:p>
      <text:p text:style-name="P7">教科書登録を作る際に、同じファイルをいじることが多々ありました。GitHabでどのようにすれば衝突が防げるのかと、自分一人でもコードが書けるように意味を理解していくことが今後の課題だと思いました。</text:p>
      <text:p text:style-name="P1"/>
      <text:p text:style-name="P4">8. 学んだ点、よくできた、成長した点。配属に向けての意</text:p>
      <text:p text:style-name="Standard">同じファイルをいじるときは声掛けなどといったコミュニケーションが大事だと学びました。</text:p>
      <text:p text:style-name="Standard">成長した点としてはエラーの探し方を段々わかってきたと思います。</text:p>
      <text:p text:style-name="P11">どこからコードを書いて良いのか分からなかった時でも、一度は自分で書いて試してみることができた点だと思います。</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17:07:48.437000000</meta:creation-date>
    <dc:date>2022-05-27T15:49:21.206000000</dc:date>
    <meta:editing-duration>PT50M28S</meta:editing-duration>
    <meta:editing-cycles>5</meta:editing-cycles>
    <meta:generator>LibreOffice/7.2.5.2$Windows_X86_64 LibreOffice_project/499f9727c189e6ef3471021d6132d4c694f357e5</meta:generator>
    <meta:document-statistic meta:table-count="0" meta:image-count="0" meta:object-count="0" meta:page-count="1" meta:paragraph-count="19" meta:word-count="510" meta:character-count="545" meta:non-whitespace-character-count="538"/>
  </office:meta>
</office:document-meta>
</file>